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 Main" svg:font-family="'MathJax Main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margin-top="0.132cm" fo:margin-bottom="0.265cm" loext:contextual-spacing="false" fo:line-height="110%" fo:orphans="2" fo:widows="2" fo:text-indent="0cm" style:auto-text-indent="false" fo:padding="0cm" fo:border="none"/>
      <style:text-properties fo:font-variant="normal" fo:text-transform="none" fo:color="#333333" style:font-name="roboto" fo:font-size="13.5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roboto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roboto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roboto" fo:font-size="12pt" fo:letter-spacing="normal" fo:font-style="normal" fo:font-weight="normal"/>
    </style:style>
    <style:style style:name="T1" style:family="text">
      <style:text-properties style:text-line-through-style="none" style:text-line-through-type="none" style:font-name="MathJax Main" fo:font-size="14.25pt" style:text-underline-style="none" style:text-blinking="false" loext:padding="0cm" loext:border="none"/>
    </style:style>
    <style:style style:name="T2" style:family="text">
      <style:text-properties style:text-line-through-style="none" style:text-line-through-type="none" style:font-name="MathJax Main" fo:font-size="9.75pt" style:text-underline-style="none" style:text-blinking="false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 начале файла in.txt содержатся два целых числа. Если сложить их, то вы получите, позицию в файле, начиная с которой находится третье число, которое вам нужно вывести.</text:p>
      <text:h text:style-name="P1" text:outline-level="4">Формат входных данных</text:h>
      <text:p text:style-name="P3">Файл in.txt, сформированный по принципу, который описан выше. Гарантируется, что каждое из чисел целое и не превышает <text:bookmark text:name="MathJax-Element-22-Frame"/><text:bookmark text:name="MathJax-Span-145"/><text:bookmark text:name="MathJax-Span-146"/><text:bookmark text:name="MathJax-Span-147"/><text:span text:style-name="T1">1</text:span><text:bookmark text:name="MathJax-Span-148"/><text:bookmark text:name="MathJax-Span-149"/><text:bookmark text:name="MathJax-Span-150"/><text:span text:style-name="T1">0</text:span><text:bookmark text:name="MathJax-Span-151"/><text:bookmark text:name="MathJax-Span-152"/><text:span text:style-name="T2">9</text:span>. Также гарантируется, что сумма первых двух чисел не будет отрицательным числом.</text:p>
      <text:h text:style-name="P1" text:outline-level="4">Формат выходных данных</text:h>
      <text:p text:style-name="P4">Требуется вывести одно число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 Main" svg:font-family="'MathJax Main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2:30:10.197808521</meta:creation-date>
    <meta:generator>LibreOffice/6.0.7.3$Linux_X86_64 LibreOffice_project/00m0$Build-3</meta:generator>
    <dc:date>2019-12-01T12:30:39.033177397</dc:date>
    <meta:editing-duration>PT30S</meta:editing-duration>
    <meta:editing-cycles>1</meta:editing-cycles>
    <meta:document-statistic meta:table-count="0" meta:image-count="0" meta:object-count="0" meta:page-count="1" meta:paragraph-count="5" meta:word-count="66" meta:character-count="442" meta:non-whitespace-character-count="381"/>
  </office:meta>
</office:document-meta>
</file>